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References.clearAll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References.getTar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References.NodeReferences( NodeReferences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References.get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References.addAllReferences( List referen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References.addReference( PropertyId ref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References.has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References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References.removeReference( PropertyId ref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